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 display="block">
  <semantics>
    <mrow>
      <mi>f</mi>
      <mrow>
        <mo fence="true" stretchy="false">(</mo>
        <mrow>
          <mi>x</mi>
        </mrow>
        <mo fence="true" stretchy="false">)</mo>
      </mrow>
      <mrow>
        <mspace width="0.5em"/>
        <mo stretchy="false">=</mo>
        <mspace width="0.5em"/>
      </mrow>
      <mrow>
        <mo fence="true" stretchy="false">{</mo>
        <mrow>
          <mtable>
            <mtr>
              <mtd>
                <mrow>
                  <mspace width="1em"/>
                  <mn>1</mn>
                  <mspace width="1em"/>
                  <mi mathvariant="normal">:</mi>
                  <mspace width="1em"/>
                  <mi>x</mi>
                  <mrow>
                    <mspace width="1em"/>
                    <mo stretchy="false">=</mo>
                    <mspace width="1em"/>
                  </mrow>
                  <mi>C</mi>
                </mrow>
              </mtd>
            </mtr>
            <mtr>
              <mtd>
                <mrow>
                  <mspace width="1em"/>
                  <mn>0</mn>
                  <mspace width="1em"/>
                  <mi mathvariant="normal">:</mi>
                  <mspace width="1em"/>
                  <mi>x</mi>
                  <mrow>
                    <mspace width="1em"/>
                    <mo stretchy="false">≠</mo>
                    <mspace width="1em"/>
                  </mrow>
                  <mi>C</mi>
                </mrow>
              </mtd>
            </mtr>
          </mtable>
        </mrow>
        <mo fence="true" stretchy="false">}</mo>
      </mrow>
    </mrow>
    <annotation encoding="StarMath 5.0">f(x)` = `lbrace  binom{``1``: ``x`` =`` C}{``0``:``x``&lt;&gt;``C } rbrace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3T17:04:29.631988226</meta:creation-date>
    <dc:date>2015-07-03T17:12:31.190087288</dc:date>
    <meta:editing-duration>PT8M1S</meta:editing-duration>
    <meta:editing-cycles>1</meta:editing-cycles>
    <meta:generator>LibreOffice/4.4.2.2$Linux_X86_64 LibreOffice_project/40m0$Build-2</meta:generator>
  </office:meta>
</office:document-meta>
</file>